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8000002951821BF44FEF12FB7.png" manifest:media-type="image/png"/>
  <manifest:file-entry manifest:full-path="Pictures/1000000100000555000001F7CD69AFB39261B41E.png" manifest:media-type="image/png"/>
  <manifest:file-entry manifest:full-path="Pictures/1000000100000554000002C6A4C89A8B4D061A6C.png" manifest:media-type="image/png"/>
  <manifest:file-entry manifest:full-path="Pictures/100000010000055700000197409F0DEF7C455C3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526cm" svg:y="-1.94cm" svg:width="7.331cm" svg:height="4.685cm" draw:z-index="0"><draw:image xlink:href="Pictures/100000010000055700000197409F0DEF7C455C31.png" xlink:type="simple" xlink:show="embed" xlink:actuate="onLoad" draw:mime-type="image/png"/></draw:frame><draw:frame draw:style-name="fr1" draw:name="Image2" text:anchor-type="char" svg:x="7.14cm" svg:y="-2cm" svg:width="7.558cm" svg:height="5.066cm" draw:z-index="1"><draw:image xlink:href="Pictures/1000000100000555000001F7CD69AFB39261B41E.png" xlink:type="simple" xlink:show="embed" xlink:actuate="onLoad" draw:mime-type="image/png"/></draw:frame><draw:frame draw:style-name="fr1" draw:name="Image3" text:anchor-type="char" svg:x="-0.967cm" svg:y="2.835cm" svg:width="7.809cm" svg:height="5.731cm" draw:z-index="2"><draw:image xlink:href="Pictures/1000000100000554000002C6A4C89A8B4D061A6C.png" xlink:type="simple" xlink:show="embed" xlink:actuate="onLoad" draw:mime-type="image/png"/></draw:frame><draw:frame draw:style-name="fr1" draw:name="Image5" text:anchor-type="char" svg:x="7.232cm" svg:y="3.794cm" svg:width="7.396cm" svg:height="3.849cm" draw:z-index="3"><draw:image xlink:href="Pictures/1000000100000388000002951821BF44FEF12F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11:37.536115825</meta:creation-date>
    <dc:date>2024-11-27T15:11:29.103550048</dc:date>
    <meta:editing-duration>PT8M59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